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frame draw:z-index="251659264" draw:style-name="a0" draw:name="3D Model 1" text:anchor-type="paragraph" svg:x="4.8673in" svg:y="0.3596in" svg:width="1.89583in" svg:height="2.27083in" style:rel-width="scale" style:rel-height="scale"><draw:image xlink:href="media/image1.png" xlink:type="simple" xlink:show="embed" xlink:actuate="onLoad"/><svg:title/><svg:desc>Pig</svg:desc></draw:frame>Hello I am cubcubsyt and I make stuff remember to download this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736in" svg:stroke-color="#2f528f" svg:stroke-opacity="100%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tthew lee</meta:initial-creator>
    <dc:creator>matthew lee</dc:creator>
    <meta:creation-date>2021-01-13T14:10:00Z</meta:creation-date>
    <dc:date>2021-01-13T14:13:00Z</dc:date>
    <meta:template xlink:href="Normal.dotm" xlink:type="simple"/>
    <meta:editing-cycles>1</meta:editing-cycles>
    <meta:editing-duration>PT180S</meta:editing-duration>
    <meta:document-statistic meta:page-count="1" meta:paragraph-count="1" meta:word-count="9" meta:character-count="64" meta:row-count="1" meta:non-whitespace-character-count="56"/>
  </office:meta>
</office:document-meta>
</file>